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 style:list-style-name="L1">
      <style:paragraph-properties fo:margin-top="0cm" fo:margin-bottom="0cm"/>
      <style:text-properties style:font-name="Arial" fo:font-size="12pt" style:font-size-asian="12pt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margin-top="0cm" fo:margin-bottom="1.588cm" fo:padding="0cm" fo:border="none"/>
    </style:style>
    <style:style style:name="P5" style:family="paragraph" style:parent-style-name="Heading_20_2">
      <style:paragraph-properties fo:padding="0cm" fo:border="none"/>
    </style:style>
    <style:style style:name="P6" style:family="paragraph" style:parent-style-name="Heading_20_3">
      <style:text-properties fo:color="#ffffff" fo:background-color="#0a0200"/>
    </style:style>
    <style:style style:name="P7" style:family="paragraph" style:parent-style-name="Heading_20_3">
      <style:text-properties fo:color="#ffffff" fo:background-color="#0652fd"/>
    </style:style>
    <style:style style:name="P8" style:family="paragraph" style:parent-style-name="Heading_20_3">
      <style:text-properties fo:color="#ffffff" fo:background-color="#63636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5"/>
    <style:style style:name="P12" style:family="paragraph" style:parent-style-name="Text_20_body">
      <style:text-properties fo:color="#ffffff" fo:background-color="#0a0200"/>
    </style:style>
    <style:style style:name="P13" style:family="paragraph" style:parent-style-name="Text_20_body">
      <style:text-properties fo:color="#ffffff" fo:background-color="#636363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>
      <style:paragraph-properties fo:padding="0cm" fo:border="none"/>
    </style:style>
    <style:style style:name="P18" style:family="paragraph" style:parent-style-name="Text_20_body" style:list-style-name="L4">
      <style:paragraph-properties fo:padding="0cm" fo:border="none"/>
    </style:style>
    <style:style style:name="T1" style:family="text">
      <style:text-properties fo:color="#000000" fo:background-color="#0a0200"/>
    </style:style>
    <style:style style:name="T2" style:family="text">
      <style:text-properties fo:font-variant="normal" fo:text-transform="none" fo:color="#666666" style:text-line-through-style="none" style:font-name="Roboto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666666" style:text-line-through-style="none" style:font-name="Roboto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666666" style:text-line-through-style="none" fo:font-style="normal" style:text-underline-style="none" fo:font-weight="normal" style:text-blinking="false" fo:background-color="transparen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grve-theme-wrapper">
        <text:section text:style-name="Sect1" text:name="grve-theme-content">
          <text:p text:style-name="Standard"/>
          <text:section text:style-name="Sect1" text:name="grve-main-header">
            <text:p text:style-name="P1">LOGO JMTSP</text:p>
            <text:list xml:id="list3148459502213403115" text:style-name="L1">
              <text:list-item>
                <text:p text:style-name="P2"><text:span text:style-name="T4">Accueil</text:span></text:p>
              </text:list-item>
              <text:list-item>
                <text:p text:style-name="P2"><text:span text:style-name="T4">Accès aux albums privés</text:span> prestation</text:p>
              </text:list-item>
              <text:list-item>
                <text:p text:style-name="P2">Tarifs 2022</text:p>
              </text:list-item>
              <text:list-item>
                <text:p text:style-name="P2">A propos</text:p>
              </text:list-item>
              <text:list-item>
                <text:p text:style-name="P2">Contact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art Jean Michel</meta:initial-creator>
    <meta:creation-date>2022-09-09T11:56:55.59</meta:creation-date>
    <dc:date>2022-09-09T13:21:12.39</dc:date>
    <dc:creator>Triart Jean Michel</dc:creator>
    <meta:editing-duration>PT23M36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6" meta:word-count="18" meta:character-count="82"/>
  </office:meta>
</office:document-meta>
</file>